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25-02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4456" calcext:value-type="float">
            <text:p>131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23-11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23-02-08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3384" calcext:value-type="float">
            <text:p>129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22-02-1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20-02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9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8-02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0072" calcext:value-type="float">
            <text:p>127.8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7-02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5032" calcext:value-type="float">
            <text:p>125.6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3704" calcext:value-type="float">
            <text:p>127.9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032" calcext:value-type="float">
            <text:p>124.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53804</text:p>
          </table:table-cell>
          <table:table-cell office:value-type="string" calcext:value-type="string">
            <text:p>200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928" calcext:value-type="float">
            <text:p>123.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